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 remplacé par</text:p>
          </table:table-cell>
          <table:table-cell office:value-type="string" calcext:value-type="string">
            <text:p>Ressource connexe qui supplante ou remplace la ressource décri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 un format de</text:p>
          </table:table-cell>
          <table:table-cell office:value-type="string" calcext:value-type="string">
            <text:p>Ressource connexe préexistante qui est essentiellement la même que la ressource décrite, mais dans un autre forma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 une partie de</text:p>
          </table:table-cell>
          <table:table-cell office:value-type="string" calcext:value-type="string">
            <text:p>Ressource connexe dans laquelle la ressource décrite est incluse physiquement ou logiquement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 référencé par</text:p>
          </table:table-cell>
          <table:table-cell office:value-type="string" calcext:value-type="string">
            <text:p>Ressource associée qui référence, cite ou désigne d'une autre manière la ressource décrit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 requis par</text:p>
          </table:table-cell>
          <table:table-cell office:value-type="string" calcext:value-type="string">
            <text:p>Ressource connexe qui requiert la ressource décrite pour prendre en charge sa fonction, sa livraison ou sa cohérenc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t la version de</text:p>
          </table:table-cell>
          <table:table-cell office:value-type="string" calcext:value-type="string">
            <text:p>Ressource connexe dont la ressource décrite est une version, une édition ou une adaptatio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un format</text:p>
          </table:table-cell>
          <table:table-cell office:value-type="string" calcext:value-type="string">
            <text:p>Ressource connexe qui est essentiellement la même que la ressource décrite préexistante, mais dans un autre forma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une pièce</text:p>
          </table:table-cell>
          <table:table-cell office:value-type="string" calcext:value-type="string">
            <text:p>Ressource associée incluse physiquement ou logiquement dans la ressource décri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une version</text:p>
          </table:table-cell>
          <table:table-cell office:value-type="string" calcext:value-type="string">
            <text:p>Ressource connexe qui est une version, une édition ou une adaptation de la ressource décrit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